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Times New Roman" fo:font-size="16pt" fo:font-weight="bold" style:font-size-asian="16pt" style:font-weight-asian="bold" style:font-size-complex="16pt" style:font-weight-complex="bold"/>
    </style:style>
    <style:style style:name="P2" style:family="paragraph" style:parent-style-name="Preformatted_20_Text">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3" style:family="paragraph" style:parent-style-name="Preformatted_20_Text">
      <style:text-properties style:font-name="Times New Roman" fo:font-size="11pt" fo:font-weight="normal" style:font-size-asian="9.60000038146973pt" style:font-weight-asian="normal" style:font-size-complex="11pt" style:font-weight-complex="normal"/>
    </style:style>
    <style:style style:name="P4" style:family="paragraph" style:parent-style-name="Preformatted_20_Text">
      <style:text-properties style:font-name="Times New Roman" fo:font-size="14pt" fo:font-weight="normal" style:font-size-asian="14pt" style:font-weight-asian="normal" style:font-size-complex="14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0% 100%" fo:font-style="italic" style:font-style-asian="italic" style:font-style-complex="italic"/>
    </style:style>
    <style:style style:name="T5" style:family="text">
      <style:text-properties style:text-position="0% 100%"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st – Soluţie</text:p>
      <text:p text:style-name="P1"><text:tab/></text:p>
      <text:p text:style-name="P2"><text:tab/><text:span text:style-name="T1">Autor, Marius Stroe, Universitatea Babeş Bolyai, Cluj</text:span></text:p>
      <text:p text:style-name="P4"/>
      <text:p text:style-name="P3">Problema cere să determinăm arborele de acoperire de cost minim la un moment de timp aflat pe axa reală.</text:p>
      <text:p text:style-name="P3"/>
      <text:p text:style-name="P3">Dacă vom reprezenta grafic parabolele ce reprezintă costurile muchiilor vom putea face următoarea observaţie: „<text:span text:style-name="T2">În intervalul [-infinit, t</text:span><text:span text:style-name="T3">0</text:span><text:span text:style-name="T2">], unde t</text:span><text:span text:style-name="T3">0</text:span><text:span text:style-name="T4"> este primul punct de pe axa reală unde două parabole se intersectează, ordinea muchiilor se păstrează în orice punct din acest interval”</text:span><text:span text:style-name="T5">. Pornind de la această observaţie, vom calcula punctele de intersecţie între oricare două parabole, le vom sorta şi vom elimina duplicatele. Vom obţine astfel şirul de puncte </text:span><text:span text:style-name="T4">-infinit &lt; t</text:span><text:span text:style-name="T3">0</text:span><text:span text:style-name="T4"> &lt; t</text:span><text:span text:style-name="T3">1</text:span><text:span text:style-name="T4"> &lt; .. &lt; t</text:span><text:span text:style-name="T3">k</text:span><text:span text:style-name="T4"> &lt; +infinit</text:span><text:span text:style-name="T5">, cu care vom forma intervalele </text:span><text:span text:style-name="T4">[-infinit, t</text:span><text:span text:style-name="T3">0</text:span><text:span text:style-name="T4">], [t</text:span><text:span text:style-name="T3">0</text:span><text:span text:style-name="T4">, t</text:span><text:span text:style-name="T3">1</text:span><text:span text:style-name="T4">], …, [t</text:span><text:span text:style-name="T3">k-1</text:span><text:span text:style-name="T4">, t</text:span><text:span text:style-name="T3">k</text:span><text:span text:style-name="T4">], [t</text:span><text:span text:style-name="T3">k</text:span><text:span text:style-name="T4">, +infinit],</text:span><text:span text:style-name="T5"> în care există exact un candidat la soluţie. Cum în fiecare din aceste intervale oricare două parabole nu se vor intersecta, vom avea o relaţie de ordine asupra muchiilor. În continuare, fixăm orice punct, mai puţin capetele intervalului, evaluăm fiecare funcţie în acest punct şi le sortăm în funcţie de această valoare. În continuare le vom determina pe acelea care intră în arborele de acoperire minim şi vom aduna funcţiile corespunzătoare obţinând o funcţie tot de gradul 2. Minimul dintre punctele graficului acestei funcţii aflate în intervalul curent ne va da o soluţie candidat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6-14T12:29:36</dc:date>
    <meta:editing-duration>PT00H38M57S</meta:editing-duration>
    <meta:editing-cycles>7</meta:editing-cycles>
    <meta:document-statistic meta:table-count="0" meta:image-count="0" meta:object-count="0" meta:page-count="1" meta:paragraph-count="5" meta:word-count="219" meta:character-count="1349"/>
    <meta:user-defined meta:name="Info 1"/>
    <meta:user-defined meta:name="Info 2"/>
    <meta:user-defined meta:name="Info 3"/>
    <meta:user-defined meta:name="Info 4"/>
  </office:meta>
</office:document-meta>
</file>